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View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View.inputChanged( Viewer viewer , Object old_input , Object new_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contributeToActionB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View.show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View.dragFinished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getTex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make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View.getElements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getPar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hasChildren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dragStart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selectionChanged( IWorkbenchPart part ,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View.dragSetData( DragSour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View.fillLocalToolBar( IToolBar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View.getChildren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View.createPartControl( Composite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RepositoryView.selectionChanged( Selection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View.Repository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